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fo:font-size="14pt" officeooo:paragraph-rsid="0003a9dd" style:font-size-asian="14pt" style:font-size-complex="14pt"/>
    </style:style>
    <style:style style:name="P2" style:family="paragraph" style:parent-style-name="Standard">
      <style:paragraph-properties fo:text-align="justify" style:justify-single-word="false"/>
      <style:text-properties style:font-name="DejaVu Sans" fo:font-size="14pt" officeooo:paragraph-rsid="000811f3" style:font-size-asian="14pt" style:font-size-complex="14pt"/>
    </style:style>
    <style:style style:name="P3" style:family="paragraph" style:parent-style-name="Standard">
      <style:paragraph-properties fo:text-align="justify" style:justify-single-word="false"/>
      <style:text-properties style:font-name="DejaVu Sans" fo:font-size="14pt" officeooo:paragraph-rsid="001df5ce" style:font-size-asian="14pt" style:font-size-complex="14pt"/>
    </style:style>
    <style:style style:name="P4" style:family="paragraph" style:parent-style-name="Standard">
      <style:paragraph-properties fo:text-align="justify" style:justify-single-word="false"/>
      <style:text-properties style:font-name="DejaVu Sans" fo:font-size="14pt" officeooo:rsid="0003a9dd" officeooo:paragraph-rsid="000811f3" style:font-size-asian="14pt" style:font-size-complex="14pt"/>
    </style:style>
    <style:style style:name="P5" style:family="paragraph" style:parent-style-name="Standard">
      <style:paragraph-properties fo:text-align="justify" style:justify-single-word="false"/>
      <style:text-properties style:font-name="DejaVu Sans" fo:font-size="14pt" officeooo:rsid="000949d2" officeooo:paragraph-rsid="000b0b89" style:font-size-asian="14pt" style:font-size-complex="14pt"/>
    </style:style>
    <style:style style:name="P6" style:family="paragraph" style:parent-style-name="Standard">
      <style:paragraph-properties fo:text-align="justify" style:justify-single-word="false"/>
      <style:text-properties style:font-name="DejaVu Sans" fo:font-size="14pt" officeooo:rsid="000ccf95" officeooo:paragraph-rsid="000ccf95" style:font-size-asian="14pt" style:font-size-complex="14pt"/>
    </style:style>
    <style:style style:name="P7" style:family="paragraph" style:parent-style-name="Standard">
      <style:paragraph-properties fo:text-align="justify" style:justify-single-word="false"/>
      <style:text-properties style:font-name="DejaVu Sans" fo:font-size="14pt" fo:font-style="normal" officeooo:rsid="0003a9dd" officeooo:paragraph-rsid="0003a9dd" style:font-size-asian="14pt" style:font-style-asian="normal" style:font-size-complex="14pt" style:font-style-complex="normal"/>
    </style:style>
    <style:style style:name="P8" style:family="paragraph" style:parent-style-name="Standard">
      <style:paragraph-properties fo:text-align="justify" style:justify-single-word="false"/>
      <style:text-properties style:font-name="DejaVu Sans" fo:font-size="14pt" fo:font-weight="bold" officeooo:paragraph-rsid="000811f3" style:font-size-asian="14pt" style:font-weight-asian="bold" style:font-size-complex="14pt" style:font-weight-complex="bold"/>
    </style:style>
    <style:style style:name="P9" style:family="paragraph" style:parent-style-name="Standard">
      <style:paragraph-properties fo:text-align="justify" style:justify-single-word="false"/>
      <style:text-properties style:font-name="DejaVu Sans" fo:font-size="14pt" fo:font-weight="bold" officeooo:paragraph-rsid="001df5ce"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DejaVu Sans" fo:font-size="14pt" fo:font-weight="bold" officeooo:rsid="007b4ac2" officeooo:paragraph-rsid="007b4ac2"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text-line-through-style="none" style:text-line-through-type="none" style:font-name="DejaVu Sans" fo:font-size="14pt" fo:font-style="normal" officeooo:rsid="0003a9dd" officeooo:paragraph-rsid="0003a9dd" style:font-size-asian="14pt" style:font-style-asian="normal" style:font-size-complex="14pt" style:font-style-complex="normal"/>
    </style:style>
    <style:style style:name="P12" style:family="paragraph" style:parent-style-name="Standard">
      <style:paragraph-properties fo:text-align="justify" style:justify-single-word="false"/>
      <style:text-properties style:text-line-through-style="none" style:text-line-through-type="none" style:font-name="DejaVu Sans" fo:font-size="14pt" fo:font-style="normal" officeooo:rsid="000811f3" officeooo:paragraph-rsid="000811f3" style:font-size-asian="14pt" style:font-style-asian="normal" style:font-size-complex="14pt" style:font-style-complex="normal"/>
    </style:style>
    <style:style style:name="P13" style:family="paragraph" style:parent-style-name="Standard">
      <style:paragraph-properties fo:text-align="justify" style:justify-single-word="false"/>
      <style:text-properties style:text-line-through-style="none" style:text-line-through-type="none" style:font-name="DejaVu Sans" fo:font-size="14pt" fo:font-style="normal" officeooo:rsid="000949d2" officeooo:paragraph-rsid="000949d2" style:font-size-asian="14pt" style:font-style-asian="normal" style:font-size-complex="14pt" style:font-style-complex="normal"/>
    </style:style>
    <style:style style:name="P14" style:family="paragraph" style:parent-style-name="Standard">
      <style:paragraph-properties fo:text-align="justify" style:justify-single-word="false"/>
      <style:text-properties style:text-line-through-style="none" style:text-line-through-type="none" style:font-name="DejaVu Sans" fo:font-size="14pt" fo:font-style="normal" officeooo:rsid="000949d2" officeooo:paragraph-rsid="000b0b89" style:font-size-asian="14pt" style:font-style-asian="normal" style:font-size-complex="14pt" style:font-style-complex="normal"/>
    </style:style>
    <style:style style:name="P15" style:family="paragraph" style:parent-style-name="Standard">
      <style:paragraph-properties fo:text-align="justify" style:justify-single-word="false"/>
      <style:text-properties style:text-line-through-style="none" style:text-line-through-type="none" style:font-name="DejaVu Sans" fo:font-size="14pt" fo:font-style="normal" officeooo:rsid="000b0b89" officeooo:paragraph-rsid="000b0b89" style:font-size-asian="14pt" style:font-style-asian="normal" style:font-size-complex="14pt" style:font-style-complex="normal"/>
    </style:style>
    <style:style style:name="P16" style:family="paragraph" style:parent-style-name="Standard">
      <style:paragraph-properties fo:text-align="justify" style:justify-single-word="false"/>
      <style:text-properties style:text-line-through-style="none" style:text-line-through-type="none" style:font-name="DejaVu Sans" fo:font-size="14pt" fo:font-style="normal" officeooo:rsid="000ccf95" officeooo:paragraph-rsid="000ccf95" style:font-size-asian="14pt" style:font-style-asian="normal" style:font-size-complex="14pt" style:font-style-complex="normal"/>
    </style:style>
    <style:style style:name="P17" style:family="paragraph" style:parent-style-name="Standard">
      <style:paragraph-properties fo:text-align="justify" style:justify-single-word="false"/>
      <style:text-properties style:text-line-through-style="none" style:text-line-through-type="none" style:font-name="DejaVu Sans" fo:font-size="14pt" fo:font-style="normal" officeooo:rsid="000dc6c7" officeooo:paragraph-rsid="000dc6c7" style:font-size-asian="14pt" style:font-style-asian="normal" style:font-size-complex="14pt" style:font-style-complex="normal"/>
    </style:style>
    <style:style style:name="P18" style:family="paragraph" style:parent-style-name="Standard">
      <style:paragraph-properties fo:text-align="justify" style:justify-single-word="false"/>
      <style:text-properties style:text-line-through-style="none" style:text-line-through-type="none" style:font-name="DejaVu Sans" fo:font-size="14pt" fo:font-style="normal" officeooo:rsid="001081f2" officeooo:paragraph-rsid="001081f2" style:font-size-asian="14pt" style:font-style-asian="normal" style:font-size-complex="14pt" style:font-style-complex="normal"/>
    </style:style>
    <style:style style:name="P19" style:family="paragraph" style:parent-style-name="Standard">
      <style:paragraph-properties fo:text-align="justify" style:justify-single-word="false"/>
      <style:text-properties style:text-line-through-style="none" style:text-line-through-type="none" style:font-name="DejaVu Sans" fo:font-size="14pt" fo:font-style="normal" officeooo:rsid="0014d5a7" officeooo:paragraph-rsid="0014d5a7" style:font-size-asian="14pt" style:font-style-asian="normal" style:font-size-complex="14pt" style:font-style-complex="normal"/>
    </style:style>
    <style:style style:name="P20" style:family="paragraph" style:parent-style-name="Standard">
      <style:paragraph-properties fo:text-align="justify" style:justify-single-word="false"/>
      <style:text-properties style:text-line-through-style="none" style:text-line-through-type="none" style:font-name="DejaVu Sans" fo:font-size="14pt" fo:font-style="normal" officeooo:rsid="00165579" officeooo:paragraph-rsid="00165579" style:font-size-asian="14pt" style:font-style-asian="normal" style:font-size-complex="14pt" style:font-style-complex="normal"/>
    </style:style>
    <style:style style:name="P21" style:family="paragraph" style:parent-style-name="Standard">
      <style:paragraph-properties fo:text-align="justify" style:justify-single-word="false"/>
      <style:text-properties style:text-line-through-style="none" style:text-line-through-type="none" style:font-name="DejaVu Sans" fo:font-size="14pt" fo:font-style="normal" officeooo:rsid="001779f8" officeooo:paragraph-rsid="001779f8" style:font-size-asian="14pt" style:font-style-asian="normal" style:font-size-complex="14pt" style:font-style-complex="normal"/>
    </style:style>
    <style:style style:name="P22" style:family="paragraph" style:parent-style-name="Standard">
      <style:paragraph-properties fo:text-align="justify" style:justify-single-word="false"/>
      <style:text-properties style:text-line-through-style="none" style:text-line-through-type="none" style:font-name="DejaVu Sans" fo:font-size="14pt" fo:font-style="normal" officeooo:rsid="00196797" officeooo:paragraph-rsid="00196797" style:font-size-asian="14pt" style:font-style-asian="normal" style:font-size-complex="14pt" style:font-style-complex="normal"/>
    </style:style>
    <style:style style:name="P23" style:family="paragraph" style:parent-style-name="Standard">
      <style:paragraph-properties fo:text-align="start" style:justify-single-word="false"/>
      <style:text-properties style:text-line-through-style="none" style:text-line-through-type="none" style:font-name="DejaVu Sans" fo:font-size="14pt" fo:font-style="normal" officeooo:rsid="00196797" officeooo:paragraph-rsid="00196797" style:font-size-asian="14pt" style:font-style-asian="normal" style:font-size-complex="14pt" style:font-style-complex="normal"/>
    </style:style>
    <style:style style:name="P24" style:family="paragraph" style:parent-style-name="Standard">
      <style:paragraph-properties fo:text-align="justify" style:justify-single-word="false"/>
      <style:text-properties style:text-line-through-style="none" style:text-line-through-type="none" style:font-name="DejaVu Sans" fo:font-size="14pt" fo:font-style="normal" officeooo:rsid="001fe42e" officeooo:paragraph-rsid="001fe42e" style:font-size-asian="14pt" style:font-style-asian="normal" style:font-size-complex="14pt" style:font-style-complex="normal"/>
    </style:style>
    <style:style style:name="P25" style:family="paragraph" style:parent-style-name="Standard">
      <style:paragraph-properties fo:text-align="justify" style:justify-single-word="false"/>
      <style:text-properties style:text-line-through-style="none" style:text-line-through-type="none" style:font-name="DejaVu Sans" fo:font-size="14pt" fo:font-style="normal" officeooo:rsid="001fe42e" officeooo:paragraph-rsid="00729163" style:font-size-asian="14pt" style:font-style-asian="normal" style:font-size-complex="14pt" style:font-style-complex="normal"/>
    </style:style>
    <style:style style:name="P26" style:family="paragraph" style:parent-style-name="Standard">
      <style:paragraph-properties fo:text-align="justify" style:justify-single-word="false"/>
      <style:text-properties style:text-line-through-style="none" style:text-line-through-type="none" style:font-name="DejaVu Sans" fo:font-size="14pt" fo:font-style="normal" officeooo:rsid="00206974" officeooo:paragraph-rsid="00206974" style:font-size-asian="14pt" style:font-style-asian="normal" style:font-size-complex="14pt" style:font-style-complex="normal"/>
    </style:style>
    <style:style style:name="P27" style:family="paragraph" style:parent-style-name="Standard">
      <style:paragraph-properties fo:text-align="justify" style:justify-single-word="false"/>
      <style:text-properties style:text-line-through-style="none" style:text-line-through-type="none" style:font-name="DejaVu Sans" fo:font-size="14pt" fo:font-style="normal" officeooo:rsid="0023d470" officeooo:paragraph-rsid="0023d470" style:font-size-asian="14pt" style:font-style-asian="normal" style:font-size-complex="14pt" style:font-style-complex="normal"/>
    </style:style>
    <style:style style:name="P28" style:family="paragraph" style:parent-style-name="Standard">
      <style:paragraph-properties fo:text-align="justify" style:justify-single-word="false"/>
      <style:text-properties style:text-line-through-style="none" style:text-line-through-type="none" style:font-name="DejaVu Sans" fo:font-size="14pt" fo:font-style="normal" officeooo:rsid="00254370" officeooo:paragraph-rsid="00254370" style:font-size-asian="14pt" style:font-style-asian="normal" style:font-size-complex="14pt" style:font-style-complex="normal"/>
    </style:style>
    <style:style style:name="P29" style:family="paragraph" style:parent-style-name="Standard">
      <style:paragraph-properties fo:text-align="justify" style:justify-single-word="false"/>
      <style:text-properties style:text-line-through-style="none" style:text-line-through-type="none" style:font-name="DejaVu Sans" fo:font-size="14pt" fo:font-style="normal" officeooo:rsid="00256b7a" officeooo:paragraph-rsid="00256b7a" style:font-size-asian="14pt" style:font-style-asian="normal" style:font-size-complex="14pt" style:font-style-complex="normal"/>
    </style:style>
    <style:style style:name="P30" style:family="paragraph" style:parent-style-name="Standard">
      <style:paragraph-properties fo:text-align="justify" style:justify-single-word="false"/>
      <style:text-properties style:text-line-through-style="none" style:text-line-through-type="none" style:font-name="DejaVu Sans" fo:font-size="14pt" fo:font-style="normal" officeooo:rsid="00256b7a" officeooo:paragraph-rsid="0026ecd6" style:font-size-asian="14pt" style:font-style-asian="normal" style:font-size-complex="14pt" style:font-style-complex="normal"/>
    </style:style>
    <style:style style:name="P31" style:family="paragraph" style:parent-style-name="Standard">
      <style:paragraph-properties fo:text-align="justify" style:justify-single-word="false"/>
      <style:text-properties style:text-line-through-style="none" style:text-line-through-type="none" style:font-name="DejaVu Sans" fo:font-size="14pt" fo:font-style="normal" officeooo:rsid="0026ecd6" officeooo:paragraph-rsid="0026ecd6" style:font-size-asian="14pt" style:font-style-asian="normal" style:font-size-complex="14pt" style:font-style-complex="normal"/>
    </style:style>
    <style:style style:name="P32" style:family="paragraph" style:parent-style-name="Standard">
      <style:paragraph-properties fo:text-align="justify" style:justify-single-word="false"/>
      <style:text-properties style:text-line-through-style="none" style:text-line-through-type="none" style:font-name="DejaVu Sans" fo:font-size="14pt" fo:font-style="normal" officeooo:rsid="0026fd2e" officeooo:paragraph-rsid="0026fd2e" style:font-size-asian="14pt" style:font-style-asian="normal" style:font-size-complex="14pt" style:font-style-complex="normal"/>
    </style:style>
    <style:style style:name="P33" style:family="paragraph" style:parent-style-name="Standard">
      <style:paragraph-properties fo:text-align="justify" style:justify-single-word="false"/>
      <style:text-properties style:text-line-through-style="none" style:text-line-through-type="none" style:font-name="DejaVu Sans" fo:font-size="14pt" fo:font-style="normal" officeooo:rsid="00270202" officeooo:paragraph-rsid="00270202" style:font-size-asian="14pt" style:font-style-asian="normal" style:font-size-complex="14pt" style:font-style-complex="normal"/>
    </style:style>
    <style:style style:name="P34" style:family="paragraph" style:parent-style-name="Standard">
      <style:paragraph-properties fo:text-align="justify" style:justify-single-word="false"/>
      <style:text-properties style:text-line-through-style="none" style:text-line-through-type="none" style:font-name="DejaVu Sans" fo:font-size="14pt" fo:font-style="normal" officeooo:rsid="00285e1c" officeooo:paragraph-rsid="00285e1c" style:font-size-asian="14pt" style:font-style-asian="normal" style:font-size-complex="14pt" style:font-style-complex="normal"/>
    </style:style>
    <style:style style:name="P35" style:family="paragraph" style:parent-style-name="Standard">
      <style:paragraph-properties fo:text-align="justify" style:justify-single-word="false"/>
      <style:text-properties style:text-line-through-style="none" style:text-line-through-type="none" style:font-name="DejaVu Sans" fo:font-size="14pt" fo:font-style="normal" officeooo:rsid="002b5140" officeooo:paragraph-rsid="002b5140" style:font-size-asian="14pt" style:font-style-asian="normal" style:font-size-complex="14pt" style:font-style-complex="normal"/>
    </style:style>
    <style:style style:name="P36" style:family="paragraph" style:parent-style-name="Standard">
      <style:paragraph-properties fo:text-align="justify" style:justify-single-word="false"/>
      <style:text-properties style:text-line-through-style="none" style:text-line-through-type="none" style:font-name="DejaVu Sans" fo:font-size="14pt" fo:font-style="normal" officeooo:rsid="002d9af3" officeooo:paragraph-rsid="002d9af3" style:font-size-asian="14pt" style:font-style-asian="normal" style:font-size-complex="14pt" style:font-style-complex="normal"/>
    </style:style>
    <style:style style:name="P37" style:family="paragraph" style:parent-style-name="Standard">
      <style:paragraph-properties fo:text-align="justify" style:justify-single-word="false"/>
      <style:text-properties style:text-line-through-style="none" style:text-line-through-type="none" style:font-name="DejaVu Sans" fo:font-size="14pt" fo:font-style="normal" officeooo:rsid="002ddd23" officeooo:paragraph-rsid="002ddd23" style:font-size-asian="14pt" style:font-style-asian="normal" style:font-size-complex="14pt" style:font-style-complex="normal"/>
    </style:style>
    <style:style style:name="P38" style:family="paragraph" style:parent-style-name="Standard">
      <style:paragraph-properties fo:text-align="justify" style:justify-single-word="false"/>
      <style:text-properties style:text-line-through-style="none" style:text-line-through-type="none" style:font-name="DejaVu Sans" fo:font-size="14pt" fo:font-style="normal" officeooo:rsid="002f3dd6" officeooo:paragraph-rsid="002f3dd6" style:font-size-asian="14pt" style:font-style-asian="normal" style:font-size-complex="14pt" style:font-style-complex="normal"/>
    </style:style>
    <style:style style:name="P39" style:family="paragraph" style:parent-style-name="Standard">
      <style:paragraph-properties fo:text-align="justify" style:justify-single-word="false"/>
      <style:text-properties style:text-line-through-style="none" style:text-line-through-type="none" style:font-name="DejaVu Sans" fo:font-size="14pt" fo:font-style="normal" officeooo:rsid="0030b6c1" officeooo:paragraph-rsid="0030b6c1" style:font-size-asian="14pt" style:font-style-asian="normal" style:font-size-complex="14pt" style:font-style-complex="normal"/>
    </style:style>
    <style:style style:name="P40" style:family="paragraph" style:parent-style-name="Standard">
      <style:paragraph-properties fo:text-align="justify" style:justify-single-word="false"/>
      <style:text-properties style:text-line-through-style="none" style:text-line-through-type="none" style:font-name="DejaVu Sans" fo:font-size="14pt" fo:font-style="normal" officeooo:rsid="00352f85" officeooo:paragraph-rsid="00352f85" style:font-size-asian="14pt" style:font-style-asian="normal" style:font-size-complex="14pt" style:font-style-complex="normal"/>
    </style:style>
    <style:style style:name="P41" style:family="paragraph" style:parent-style-name="Standard">
      <style:paragraph-properties fo:text-align="justify" style:justify-single-word="false"/>
      <style:text-properties style:text-line-through-style="none" style:text-line-through-type="none" style:font-name="DejaVu Sans" fo:font-size="14pt" fo:font-style="normal" officeooo:rsid="0036f8d6" officeooo:paragraph-rsid="0036f8d6" style:font-size-asian="14pt" style:font-style-asian="normal" style:font-size-complex="14pt" style:font-style-complex="normal"/>
    </style:style>
    <style:style style:name="P42" style:family="paragraph" style:parent-style-name="Standard">
      <style:paragraph-properties fo:text-align="justify" style:justify-single-word="false"/>
      <style:text-properties style:text-line-through-style="none" style:text-line-through-type="none" style:font-name="DejaVu Sans" fo:font-size="14pt" fo:font-style="normal" officeooo:rsid="0038f816" officeooo:paragraph-rsid="0038f816" style:font-size-asian="14pt" style:font-style-asian="normal" style:font-size-complex="14pt" style:font-style-complex="normal"/>
    </style:style>
    <style:style style:name="P43" style:family="paragraph" style:parent-style-name="Standard">
      <style:paragraph-properties fo:text-align="justify" style:justify-single-word="false"/>
      <style:text-properties style:text-line-through-style="none" style:text-line-through-type="none" style:font-name="DejaVu Sans" fo:font-size="14pt" fo:font-style="normal" officeooo:rsid="00397293" officeooo:paragraph-rsid="00397293" style:font-size-asian="14pt" style:font-style-asian="normal" style:font-size-complex="14pt" style:font-style-complex="normal"/>
    </style:style>
    <style:style style:name="P44" style:family="paragraph" style:parent-style-name="Standard">
      <style:paragraph-properties fo:text-align="justify" style:justify-single-word="false"/>
      <style:text-properties style:text-line-through-style="none" style:text-line-through-type="none" style:font-name="DejaVu Sans" fo:font-size="14pt" fo:font-style="normal" officeooo:rsid="003e79ef" officeooo:paragraph-rsid="003e79ef" style:font-size-asian="14pt" style:font-style-asian="normal" style:font-size-complex="14pt" style:font-style-complex="normal"/>
    </style:style>
    <style:style style:name="P45" style:family="paragraph" style:parent-style-name="Standard">
      <style:paragraph-properties fo:text-align="justify" style:justify-single-word="false"/>
      <style:text-properties style:text-line-through-style="none" style:text-line-through-type="none" style:font-name="DejaVu Sans" fo:font-size="14pt" fo:font-style="normal" officeooo:rsid="003f7955" officeooo:paragraph-rsid="003f7955" style:font-size-asian="14pt" style:font-style-asian="normal" style:font-size-complex="14pt" style:font-style-complex="normal"/>
    </style:style>
    <style:style style:name="P46" style:family="paragraph" style:parent-style-name="Standard">
      <style:paragraph-properties fo:text-align="justify" style:justify-single-word="false"/>
      <style:text-properties style:text-line-through-style="none" style:text-line-through-type="none" style:font-name="DejaVu Sans" fo:font-size="14pt" fo:font-style="normal" officeooo:rsid="003f7955" officeooo:paragraph-rsid="0046cd94" style:font-size-asian="14pt" style:font-style-asian="normal" style:font-size-complex="14pt" style:font-style-complex="normal"/>
    </style:style>
    <style:style style:name="P47" style:family="paragraph" style:parent-style-name="Standard">
      <style:paragraph-properties fo:text-align="justify" style:justify-single-word="false"/>
      <style:text-properties style:text-line-through-style="none" style:text-line-through-type="none" style:font-name="DejaVu Sans" fo:font-size="14pt" fo:font-style="normal" officeooo:rsid="00418574" officeooo:paragraph-rsid="00418574" style:font-size-asian="14pt" style:font-style-asian="normal" style:font-size-complex="14pt" style:font-style-complex="normal"/>
    </style:style>
    <style:style style:name="P48" style:family="paragraph" style:parent-style-name="Standard">
      <style:paragraph-properties fo:text-align="justify" style:justify-single-word="false"/>
      <style:text-properties style:text-line-through-style="none" style:text-line-through-type="none" style:font-name="DejaVu Sans" fo:font-size="14pt" fo:font-style="normal" officeooo:rsid="0042ddc7" officeooo:paragraph-rsid="0042ddc7" style:font-size-asian="14pt" style:font-style-asian="normal" style:font-size-complex="14pt" style:font-style-complex="normal"/>
    </style:style>
    <style:style style:name="P49" style:family="paragraph" style:parent-style-name="Standard">
      <style:paragraph-properties fo:text-align="justify" style:justify-single-word="false"/>
      <style:text-properties style:text-line-through-style="none" style:text-line-through-type="none" style:font-name="DejaVu Sans" fo:font-size="14pt" fo:font-style="normal" officeooo:rsid="004a1d57" officeooo:paragraph-rsid="004a1d57" style:font-size-asian="14pt" style:font-style-asian="normal" style:font-size-complex="14pt" style:font-style-complex="normal"/>
    </style:style>
    <style:style style:name="P50" style:family="paragraph" style:parent-style-name="Standard">
      <style:paragraph-properties fo:text-align="justify" style:justify-single-word="false"/>
      <style:text-properties style:text-line-through-style="none" style:text-line-through-type="none" style:font-name="DejaVu Sans" fo:font-size="14pt" fo:font-style="normal" officeooo:rsid="004b7125" officeooo:paragraph-rsid="004b7125" style:font-size-asian="14pt" style:font-style-asian="normal" style:font-size-complex="14pt" style:font-style-complex="normal"/>
    </style:style>
    <style:style style:name="P51" style:family="paragraph" style:parent-style-name="Standard">
      <style:paragraph-properties fo:text-align="justify" style:justify-single-word="false"/>
      <style:text-properties style:text-line-through-style="none" style:text-line-through-type="none" style:font-name="DejaVu Sans" fo:font-size="14pt" fo:font-style="normal" officeooo:rsid="004c7297" officeooo:paragraph-rsid="004c7297" style:font-size-asian="14pt" style:font-style-asian="normal" style:font-size-complex="14pt" style:font-style-complex="normal"/>
    </style:style>
    <style:style style:name="P52" style:family="paragraph" style:parent-style-name="Standard">
      <style:paragraph-properties fo:text-align="justify" style:justify-single-word="false"/>
      <style:text-properties style:text-line-through-style="none" style:text-line-through-type="none" style:font-name="DejaVu Sans" fo:font-size="14pt" fo:font-style="normal" officeooo:rsid="0050f15e" officeooo:paragraph-rsid="0050f15e" style:font-size-asian="14pt" style:font-style-asian="normal" style:font-size-complex="14pt" style:font-style-complex="normal"/>
    </style:style>
    <style:style style:name="P53" style:family="paragraph" style:parent-style-name="Standard">
      <style:paragraph-properties fo:text-align="justify" style:justify-single-word="false"/>
      <style:text-properties style:text-line-through-style="none" style:text-line-through-type="none" style:font-name="DejaVu Sans" fo:font-size="14pt" fo:font-style="normal" officeooo:rsid="0051803e" officeooo:paragraph-rsid="0051803e" style:font-size-asian="14pt" style:font-style-asian="normal" style:font-size-complex="14pt" style:font-style-complex="normal"/>
    </style:style>
    <style:style style:name="P54" style:family="paragraph" style:parent-style-name="Standard">
      <style:paragraph-properties fo:text-align="justify" style:justify-single-word="false"/>
      <style:text-properties style:text-line-through-style="none" style:text-line-through-type="none" style:font-name="DejaVu Sans" fo:font-size="14pt" fo:font-style="normal" officeooo:rsid="0051fe2b" officeooo:paragraph-rsid="0051fe2b" style:font-size-asian="14pt" style:font-style-asian="normal" style:font-size-complex="14pt" style:font-style-complex="normal"/>
    </style:style>
    <style:style style:name="P55" style:family="paragraph" style:parent-style-name="Standard">
      <style:paragraph-properties fo:text-align="justify" style:justify-single-word="false"/>
      <style:text-properties style:text-line-through-style="none" style:text-line-through-type="none" style:font-name="DejaVu Sans" fo:font-size="14pt" fo:font-style="normal" officeooo:rsid="00525127" officeooo:paragraph-rsid="00525127" style:font-size-asian="14pt" style:font-style-asian="normal" style:font-size-complex="14pt" style:font-style-complex="normal"/>
    </style:style>
    <style:style style:name="P56" style:family="paragraph" style:parent-style-name="Standard">
      <style:paragraph-properties fo:text-align="justify" style:justify-single-word="false"/>
      <style:text-properties style:text-line-through-style="none" style:text-line-through-type="none" style:font-name="DejaVu Sans" fo:font-size="14pt" fo:font-style="normal" officeooo:rsid="005299b4" officeooo:paragraph-rsid="005299b4" style:font-size-asian="14pt" style:font-style-asian="normal" style:font-size-complex="14pt" style:font-style-complex="normal"/>
    </style:style>
    <style:style style:name="P57" style:family="paragraph" style:parent-style-name="Standard">
      <style:paragraph-properties fo:text-align="justify" style:justify-single-word="false"/>
      <style:text-properties style:text-line-through-style="none" style:text-line-through-type="none" style:font-name="DejaVu Sans" fo:font-size="14pt" fo:font-style="normal" officeooo:rsid="00544a0c" officeooo:paragraph-rsid="00544a0c" style:font-size-asian="14pt" style:font-style-asian="normal" style:font-size-complex="14pt" style:font-style-complex="normal"/>
    </style:style>
    <style:style style:name="P58" style:family="paragraph" style:parent-style-name="Standard">
      <style:paragraph-properties fo:text-align="justify" style:justify-single-word="false"/>
      <style:text-properties style:text-line-through-style="none" style:text-line-through-type="none" style:font-name="DejaVu Sans" fo:font-size="14pt" fo:font-style="normal" officeooo:rsid="0058fed1" officeooo:paragraph-rsid="0058fed1" style:font-size-asian="14pt" style:font-style-asian="normal" style:font-size-complex="14pt" style:font-style-complex="normal"/>
    </style:style>
    <style:style style:name="P59" style:family="paragraph" style:parent-style-name="Standard">
      <style:paragraph-properties fo:text-align="justify" style:justify-single-word="false"/>
      <style:text-properties style:text-line-through-style="none" style:text-line-through-type="none" style:font-name="DejaVu Sans" fo:font-size="14pt" fo:font-style="normal" officeooo:rsid="0059fd62" officeooo:paragraph-rsid="0059fd62" style:font-size-asian="14pt" style:font-style-asian="normal" style:font-size-complex="14pt" style:font-style-complex="normal"/>
    </style:style>
    <style:style style:name="P60" style:family="paragraph" style:parent-style-name="Standard">
      <style:paragraph-properties fo:text-align="justify" style:justify-single-word="false"/>
      <style:text-properties style:text-line-through-style="none" style:text-line-through-type="none" style:font-name="DejaVu Sans" fo:font-size="14pt" fo:font-style="normal" officeooo:rsid="005ab726" officeooo:paragraph-rsid="005ab726" style:font-size-asian="14pt" style:font-style-asian="normal" style:font-size-complex="14pt" style:font-style-complex="normal"/>
    </style:style>
    <style:style style:name="P61" style:family="paragraph" style:parent-style-name="Standard">
      <style:paragraph-properties fo:text-align="justify" style:justify-single-word="false"/>
      <style:text-properties style:text-line-through-style="none" style:text-line-through-type="none" style:font-name="DejaVu Sans" fo:font-size="14pt" fo:font-style="normal" officeooo:rsid="005e5f43" officeooo:paragraph-rsid="005e5f43" style:font-size-asian="14pt" style:font-style-asian="normal" style:font-size-complex="14pt" style:font-style-complex="normal"/>
    </style:style>
    <style:style style:name="P62" style:family="paragraph" style:parent-style-name="Standard">
      <style:paragraph-properties fo:text-align="justify" style:justify-single-word="false"/>
      <style:text-properties style:text-line-through-style="none" style:text-line-through-type="none" style:font-name="DejaVu Sans" fo:font-size="14pt" fo:font-style="normal" officeooo:rsid="0063eb28" officeooo:paragraph-rsid="0063eb28" style:font-size-asian="14pt" style:font-style-asian="normal" style:font-size-complex="14pt" style:font-style-complex="normal"/>
    </style:style>
    <style:style style:name="P63" style:family="paragraph" style:parent-style-name="Standard">
      <style:paragraph-properties fo:text-align="justify" style:justify-single-word="false"/>
      <style:text-properties style:text-line-through-style="none" style:text-line-through-type="none" style:font-name="DejaVu Sans" fo:font-size="14pt" fo:font-style="normal" officeooo:rsid="0063eb28" officeooo:paragraph-rsid="006a4a0e" style:font-size-asian="14pt" style:font-style-asian="normal" style:font-size-complex="14pt" style:font-style-complex="normal"/>
    </style:style>
    <style:style style:name="P64" style:family="paragraph" style:parent-style-name="Standard">
      <style:paragraph-properties fo:text-align="justify" style:justify-single-word="false"/>
      <style:text-properties style:text-line-through-style="none" style:text-line-through-type="none" style:font-name="DejaVu Sans" fo:font-size="14pt" fo:font-style="normal" officeooo:rsid="0067c751" officeooo:paragraph-rsid="0067c751" style:font-size-asian="14pt" style:font-style-asian="normal" style:font-size-complex="14pt" style:font-style-complex="normal"/>
    </style:style>
    <style:style style:name="P65" style:family="paragraph" style:parent-style-name="Standard">
      <style:paragraph-properties fo:text-align="justify" style:justify-single-word="false"/>
      <style:text-properties style:text-line-through-style="none" style:text-line-through-type="none" style:font-name="DejaVu Sans" fo:font-size="14pt" fo:font-style="normal" officeooo:rsid="0067c751" officeooo:paragraph-rsid="0063eb28" style:font-size-asian="14pt" style:font-style-asian="normal" style:font-size-complex="14pt" style:font-style-complex="normal"/>
    </style:style>
    <style:style style:name="P66" style:family="paragraph" style:parent-style-name="Standard">
      <style:paragraph-properties fo:text-align="justify" style:justify-single-word="false"/>
      <style:text-properties style:text-line-through-style="none" style:text-line-through-type="none" style:font-name="DejaVu Sans" fo:font-size="14pt" fo:font-style="normal" officeooo:rsid="006999db" officeooo:paragraph-rsid="006999db" style:font-size-asian="14pt" style:font-style-asian="normal" style:font-size-complex="14pt" style:font-style-complex="normal"/>
    </style:style>
    <style:style style:name="P67" style:family="paragraph" style:parent-style-name="Standard">
      <style:paragraph-properties fo:text-align="justify" style:justify-single-word="false"/>
      <style:text-properties style:text-line-through-style="none" style:text-line-through-type="none" style:font-name="DejaVu Sans" fo:font-size="14pt" fo:font-style="normal" officeooo:rsid="0073e40c" officeooo:paragraph-rsid="0073e40c" style:font-size-asian="14pt" style:font-style-asian="normal" style:font-size-complex="14pt" style:font-style-complex="normal"/>
    </style:style>
    <style:style style:name="P68" style:family="paragraph" style:parent-style-name="Standard">
      <style:paragraph-properties fo:text-align="justify" style:justify-single-word="false"/>
      <style:text-properties style:text-line-through-style="none" style:text-line-through-type="none" style:font-name="DejaVu Sans" fo:font-size="14pt" fo:font-style="normal" officeooo:rsid="0073e40c" officeooo:paragraph-rsid="00777a72" style:font-size-asian="14pt" style:font-style-asian="normal" style:font-size-complex="14pt" style:font-style-complex="normal"/>
    </style:style>
    <style:style style:name="P69" style:family="paragraph" style:parent-style-name="Standard">
      <style:paragraph-properties fo:text-align="justify" style:justify-single-word="false"/>
      <style:text-properties style:text-line-through-style="none" style:text-line-through-type="none" style:font-name="DejaVu Sans" fo:font-size="14pt" fo:font-style="normal" officeooo:rsid="0074baf9" officeooo:paragraph-rsid="0074baf9" style:font-size-asian="14pt" style:font-style-asian="normal" style:font-size-complex="14pt" style:font-style-complex="normal"/>
    </style:style>
    <style:style style:name="P70" style:family="paragraph" style:parent-style-name="Standard">
      <style:paragraph-properties fo:text-align="justify" style:justify-single-word="false"/>
      <style:text-properties style:text-line-through-style="none" style:text-line-through-type="none" style:font-name="DejaVu Sans" fo:font-size="14pt" fo:font-style="normal" officeooo:rsid="0074baf9" officeooo:paragraph-rsid="0075ee76" style:font-size-asian="14pt" style:font-style-asian="normal" style:font-size-complex="14pt" style:font-style-complex="normal"/>
    </style:style>
    <style:style style:name="P71" style:family="paragraph" style:parent-style-name="Standard">
      <style:paragraph-properties fo:text-align="justify" style:justify-single-word="false"/>
      <style:text-properties style:text-line-through-style="none" style:text-line-through-type="none" style:font-name="DejaVu Sans" fo:font-size="14pt" fo:font-style="normal" officeooo:rsid="0079ea13" officeooo:paragraph-rsid="0079ea13" style:font-size-asian="14pt" style:font-style-asian="normal" style:font-size-complex="14pt" style:font-style-complex="normal"/>
    </style:style>
    <style:style style:name="P72" style:family="paragraph" style:parent-style-name="Standard">
      <style:paragraph-properties fo:text-align="justify" style:justify-single-word="false"/>
      <style:text-properties style:text-line-through-style="none" style:text-line-through-type="none" style:font-name="DejaVu Sans" fo:font-size="14pt" fo:font-style="normal" fo:font-weight="bold" officeooo:rsid="000949d2" officeooo:paragraph-rsid="000949d2" style:font-size-asian="14pt" style:font-style-asian="normal" style:font-weight-asian="bold" style:font-size-complex="14pt" style:font-style-complex="normal" style:font-weight-complex="bold"/>
    </style:style>
    <style:style style:name="P73" style:family="paragraph" style:parent-style-name="Standard">
      <style:paragraph-properties fo:text-align="justify" style:justify-single-word="false"/>
      <style:text-properties style:text-line-through-style="none" style:text-line-through-type="none" style:font-name="DejaVu Sans" fo:font-size="14pt" fo:font-style="normal" fo:font-weight="bold" officeooo:rsid="000949d2" officeooo:paragraph-rsid="000b0b89" style:font-size-asian="14pt" style:font-style-asian="normal" style:font-weight-asian="bold" style:font-size-complex="14pt" style:font-style-complex="normal" style:font-weight-complex="bold"/>
    </style:style>
    <style:style style:name="P74" style:family="paragraph" style:parent-style-name="Standard">
      <style:paragraph-properties fo:text-align="justify" style:justify-single-word="false"/>
      <style:text-properties style:text-line-through-style="none" style:text-line-through-type="none" style:font-name="DejaVu Sans" fo:font-size="14pt" fo:font-style="normal" fo:font-weight="bold" officeooo:rsid="000811f3" officeooo:paragraph-rsid="000949d2" style:font-size-asian="14pt" style:font-style-asian="normal" style:font-weight-asian="bold" style:font-size-complex="14pt" style:font-style-complex="normal" style:font-weight-complex="bold"/>
    </style:style>
    <style:style style:name="P75" style:family="paragraph" style:parent-style-name="Standard">
      <style:paragraph-properties fo:text-align="justify" style:justify-single-word="false"/>
      <style:text-properties style:text-line-through-style="none" style:text-line-through-type="none" style:font-name="DejaVu Sans" fo:font-size="14pt" fo:font-style="normal" fo:font-weight="bold" officeooo:rsid="000811f3" officeooo:paragraph-rsid="000811f3" style:font-size-asian="14pt" style:font-style-asian="normal" style:font-weight-asian="bold" style:font-size-complex="14pt" style:font-style-complex="normal" style:font-weight-complex="bold"/>
    </style:style>
    <style:style style:name="P76" style:family="paragraph" style:parent-style-name="Standard">
      <style:paragraph-properties fo:text-align="justify" style:justify-single-word="false"/>
      <style:text-properties style:text-line-through-style="none" style:text-line-through-type="none" style:font-name="DejaVu Sans" fo:font-size="14pt" fo:font-style="normal" fo:font-weight="bold" officeooo:rsid="001081f2" officeooo:paragraph-rsid="001081f2" style:font-size-asian="14pt" style:font-style-asian="normal" style:font-weight-asian="bold" style:font-size-complex="14pt" style:font-style-complex="normal" style:font-weight-complex="bold"/>
    </style:style>
    <style:style style:name="P77" style:family="paragraph" style:parent-style-name="Standard">
      <style:paragraph-properties fo:text-align="justify" style:justify-single-word="false"/>
      <style:text-properties style:text-line-through-style="none" style:text-line-through-type="none" style:font-name="DejaVu Sans" fo:font-size="14pt" fo:font-style="normal" fo:font-weight="bold" officeooo:rsid="001081f2" officeooo:paragraph-rsid="0014d5a7" style:font-size-asian="14pt" style:font-style-asian="normal" style:font-weight-asian="bold" style:font-size-complex="14pt" style:font-style-complex="normal" style:font-weight-complex="bold"/>
    </style:style>
    <style:style style:name="P78" style:family="paragraph" style:parent-style-name="Standard">
      <style:paragraph-properties fo:text-align="justify" style:justify-single-word="false"/>
      <style:text-properties style:text-line-through-style="none" style:text-line-through-type="none" style:font-name="DejaVu Sans" fo:font-size="14pt" fo:font-style="normal" fo:font-weight="bold" officeooo:rsid="00196797" officeooo:paragraph-rsid="00196797" style:font-size-asian="14pt" style:font-style-asian="normal" style:font-weight-asian="bold" style:font-size-complex="14pt" style:font-style-complex="normal" style:font-weight-complex="bold"/>
    </style:style>
    <style:style style:name="P79" style:family="paragraph" style:parent-style-name="Standard">
      <style:paragraph-properties fo:text-align="justify" style:justify-single-word="false"/>
      <style:text-properties style:text-line-through-style="none" style:text-line-through-type="none" style:font-name="DejaVu Sans" fo:font-size="14pt" fo:font-style="normal" fo:font-weight="bold" officeooo:rsid="001fe42e" officeooo:paragraph-rsid="001fe42e" style:font-size-asian="14pt" style:font-style-asian="normal" style:font-weight-asian="bold" style:font-size-complex="14pt" style:font-style-complex="normal" style:font-weight-complex="bold"/>
    </style:style>
    <style:style style:name="P80" style:family="paragraph" style:parent-style-name="Standard">
      <style:paragraph-properties fo:text-align="justify" style:justify-single-word="false"/>
      <style:text-properties style:text-line-through-style="none" style:text-line-through-type="none" style:font-name="DejaVu Sans" fo:font-size="14pt" fo:font-style="normal" officeooo:rsid="000dc6c7" officeooo:paragraph-rsid="000dc6c7" style:font-size-asian="14pt" style:font-style-asian="normal" style:font-size-complex="14pt" style:font-style-complex="normal"/>
    </style:style>
    <style:style style:name="P81" style:family="paragraph" style:parent-style-name="Standard">
      <style:paragraph-properties fo:text-align="justify" style:justify-single-word="false"/>
      <style:text-properties fo:color="#2e2706" style:text-line-through-style="none" style:text-line-through-type="none" style:font-name="Liberation Mono" fo:font-size="14pt" fo:font-style="normal" officeooo:rsid="000dc6c7" officeooo:paragraph-rsid="000dc6c7" style:font-size-asian="14pt" style:font-style-asian="normal" style:font-size-complex="14pt" style:font-style-complex="normal"/>
    </style:style>
    <style:style style:name="P82" style:family="paragraph" style:parent-style-name="Standard">
      <style:paragraph-properties fo:text-align="justify" style:justify-single-word="false"/>
      <style:text-properties fo:color="#127622" style:text-line-through-style="none" style:text-line-through-type="none" style:font-name="Liberation Mono" fo:font-size="14pt" fo:font-style="normal" officeooo:rsid="000dc6c7" officeooo:paragraph-rsid="000dc6c7" style:font-size-asian="14pt" style:font-style-asian="normal" style:font-size-complex="14pt" style:font-style-complex="normal"/>
    </style:style>
    <style:style style:name="T1" style:family="text">
      <style:text-properties style:text-line-through-style="none" style:text-line-through-type="none" fo:font-style="normal" style:font-style-asian="normal" style:font-style-complex="normal"/>
    </style:style>
    <style:style style:name="T2" style:family="text">
      <style:text-properties style:text-line-through-style="none" style:text-line-through-type="none" fo:font-style="normal" officeooo:rsid="000811f3" style:font-style-asian="normal" style:font-style-complex="normal"/>
    </style:style>
    <style:style style:name="T3" style:family="text">
      <style:text-properties style:text-line-through-style="none" style:text-line-through-type="none" fo:font-style="normal" officeooo:rsid="000b0b89" style:font-style-asian="normal" style:font-style-complex="normal"/>
    </style:style>
    <style:style style:name="T4" style:family="text">
      <style:text-properties style:text-line-through-style="none" style:text-line-through-type="none" fo:font-style="normal" officeooo:rsid="000dc6c7" style:font-style-asian="normal" style:font-style-complex="normal"/>
    </style:style>
    <style:style style:name="T5" style:family="text">
      <style:text-properties style:text-line-through-style="none" style:text-line-through-type="none" fo:font-style="normal" officeooo:rsid="000fbe73" style:font-style-asian="normal" style:font-style-complex="normal"/>
    </style:style>
    <style:style style:name="T6" style:family="text">
      <style:text-properties officeooo:rsid="000fbe73"/>
    </style:style>
    <style:style style:name="T7" style:family="text">
      <style:text-properties officeooo:rsid="00103194"/>
    </style:style>
    <style:style style:name="T8" style:family="text">
      <style:text-properties officeooo:rsid="0010321d"/>
    </style:style>
    <style:style style:name="T9" style:family="text">
      <style:text-properties officeooo:rsid="001df5ce"/>
    </style:style>
    <style:style style:name="T10" style:family="text">
      <style:text-properties fo:font-weight="bold" style:font-weight-asian="bold" style:font-weight-complex="bold"/>
    </style:style>
    <style:style style:name="T11" style:family="text">
      <style:text-properties fo:font-weight="bold" officeooo:rsid="001df5ce" style:font-weight-asian="bold" style:font-weight-complex="bold"/>
    </style:style>
    <style:style style:name="T12" style:family="text">
      <style:text-properties fo:font-weight="bold" officeooo:rsid="0003a9dd" style:font-weight-asian="bold" style:font-weight-complex="bold"/>
    </style:style>
    <style:style style:name="T13" style:family="text">
      <style:text-properties fo:font-weight="bold" officeooo:rsid="001ecaa1" style:font-weight-asian="bold" style:font-weight-complex="bold"/>
    </style:style>
    <style:style style:name="T14" style:family="text">
      <style:text-properties fo:font-weight="bold" officeooo:rsid="0023d470" style:font-weight-asian="bold" style:font-weight-complex="bold"/>
    </style:style>
    <style:style style:name="T15" style:family="text">
      <style:text-properties officeooo:rsid="001ecaa1"/>
    </style:style>
    <style:style style:name="T16" style:family="text">
      <style:text-properties officeooo:rsid="00244569"/>
    </style:style>
    <style:style style:name="T17" style:family="text">
      <style:text-properties officeooo:rsid="0026ecd6"/>
    </style:style>
    <style:style style:name="T18" style:family="text">
      <style:text-properties officeooo:rsid="00287328"/>
    </style:style>
    <style:style style:name="T19" style:family="text">
      <style:text-properties officeooo:rsid="003076f3"/>
    </style:style>
    <style:style style:name="T20" style:family="text">
      <style:text-properties officeooo:rsid="00319f10"/>
    </style:style>
    <style:style style:name="T21" style:family="text">
      <style:text-properties officeooo:rsid="00330932"/>
    </style:style>
    <style:style style:name="T22" style:family="text">
      <style:text-properties officeooo:rsid="0036f8d6"/>
    </style:style>
    <style:style style:name="T23" style:family="text">
      <style:text-properties officeooo:rsid="0037d240"/>
    </style:style>
    <style:style style:name="T24" style:family="text">
      <style:text-properties officeooo:rsid="003b3ccf"/>
    </style:style>
    <style:style style:name="T25" style:family="text">
      <style:text-properties officeooo:rsid="00435f46"/>
    </style:style>
    <style:style style:name="T26" style:family="text">
      <style:text-properties officeooo:rsid="0046cd94"/>
    </style:style>
    <style:style style:name="T27" style:family="text">
      <style:text-properties officeooo:rsid="004aedfa"/>
    </style:style>
    <style:style style:name="T28" style:family="text">
      <style:text-properties officeooo:rsid="004c371b"/>
    </style:style>
    <style:style style:name="T29" style:family="text">
      <style:text-properties officeooo:rsid="005c0f89"/>
    </style:style>
    <style:style style:name="T30" style:family="text">
      <style:text-properties officeooo:rsid="005cce22"/>
    </style:style>
    <style:style style:name="T31" style:family="text">
      <style:text-properties officeooo:rsid="0061ee91"/>
    </style:style>
    <style:style style:name="T32" style:family="text">
      <style:text-properties officeooo:rsid="006e6857"/>
    </style:style>
    <style:style style:name="T33" style:family="text">
      <style:text-properties officeooo:rsid="0075b555"/>
    </style:style>
    <style:style style:name="T34" style:family="text">
      <style:text-properties officeooo:rsid="0075ee76"/>
    </style:style>
    <style:style style:name="T35" style:family="text">
      <style:text-properties officeooo:rsid="00777a72"/>
    </style:style>
    <style:style style:name="T36" style:family="text">
      <style:text-properties fo:font-weight="normal" style:font-weight-asian="normal" style:font-weight-complex="normal"/>
    </style:style>
    <style:style style:name="T37" style:family="text">
      <style:text-properties officeooo:rsid="007db73e"/>
    </style:style>
    <style:style style:name="T38" style:family="text">
      <style:text-properties fo:font-style="italic" officeooo:rsid="007db73e" style:font-style-asian="italic" style:font-style-complex="italic"/>
    </style:style>
    <style:style style:name="T39" style:family="text">
      <style:text-properties fo:color="#127622"/>
    </style:style>
    <style:style style:name="T40" style:family="text">
      <style:text-properties fo:color="#127622" officeooo:rsid="007e159a"/>
    </style:style>
    <style:style style:name="T41" style:family="text">
      <style:text-properties officeooo:rsid="007e15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Universidade Federal do Rio de Janeiro</text:p>
      <text:p text:style-name="P10">Disciplina: Sistemas Operacionais 2</text:p>
      <text:p text:style-name="P10">Trabalho 4</text:p>
      <text:p text:style-name="P10"/>
      <text:p text:style-name="P10">Nome:<text:span text:style-name="T36"> Gabriel Silva Pereira</text:span></text:p>
      <text:p text:style-name="P10">DRE: <text:span text:style-name="T36">115 192 431</text:span></text:p>
      <text:p text:style-name="P9"/>
      <text:p text:style-name="P9"><text:span text:style-name="T9"><text:s/>1. O usuário joao possui um diretório docs na sua área (na área do joao). </text:span>Dentro deste diretório existem 3 arquivos (arq1, arq2, arq3) e um diretório teste com alguns arquivos e diretórios.</text:p>
      <text:p text:style-name="P3"/>
      <text:p text:style-name="P3"><text:span text:style-name="T9"><text:s/></text:span><text:span text:style-name="T11">(a) </text:span><text:span text:style-name="T10">Qual é o comando (somente um) para copiar toda a árvore de diretório</text:span><text:span text:style-name="T12">s</text:span><text:span text:style-name="T10"> abaixo do diretório docs do usuário joao para a sua área pessoal?</text:span></text:p>
      <text:p text:style-name="P1"/>
      <text:p text:style-name="P7">$ cp /home/joao/docs/ home/joao/ -R</text:p>
      <text:p text:style-name="P7"/>
      <text:p text:style-name="P9"><text:span text:style-name="T9"><text:s/>(b) </text:span>Qual opção você incluiria neste comando para que todos os atributos dos arquivos originais fossem preservados pela cópia?</text:p>
      <text:p text:style-name="P1"/>
      <text:p text:style-name="P11">$ cp /home/joao/docs/ home/joao/ -a ( -dR –preserve=all )</text:p>
      <text:p text:style-name="P11"/>
      <text:p text:style-name="P8"><text:s/><text:span text:style-name="T9">2. </text:span>O usuário maria, assim como todos os usuários do grupo "espinf", possui seu HOME no diretório /home/espinf. Com uma mudança hipotética na política do sistema, os diretórios HOME do grupo espinf passariam a ser criados no diretório /public/espinf. Como você faria para passar todos os diretórios dos usuários do grupo espinf para este novo diretório /public/espinf? Mostre o comando a ser executado. O que deve ser preservado pela mudança?</text:p>
      <text:p text:style-name="P2"/>
      <text:p text:style-name="P12">Moveria (renomearia) o diretório home para plubic</text:p>
      <text:p text:style-name="P4"><text:span text:style-name="T1">$ </text:span><text:span text:style-name="T2">mv /home /public</text:span></text:p>
      <text:p text:style-name="P12">Tudo deve ser preservado, e a maneira mais fácil de se fazer isso é renomeando o diretório</text:p>
      <text:p text:style-name="P12"/>
      <text:p text:style-name="P75"><text:s/><text:span text:style-name="T9">3. </text:span>Qual é o tipo dos seguintes arquivos?</text:p>
      <text:p text:style-name="P75"><text:s/><text:span text:style-name="T9">(a) </text:span>/bin/sh</text:p>
      <text:p text:style-name="P13">link simbólico para o arquivo /bin/bash</text:p>
      <text:p text:style-name="P13"><text:soft-page-break/></text:p>
      <text:p text:style-name="P75"><text:s/><text:span text:style-name="T9">(b) </text:span>/bin/bash</text:p>
      <text:p text:style-name="P13">arquivo regular no formato executável e ligável ( ELF ), que foi compilado e ligado de maneira dinâmica, ou seja, possui a referência ao objeto da biblioteca para ser carregada quando referenciada ao invés da biblioteca estar dentro do código.</text:p>
      <text:p text:style-name="P13"/>
      <text:p text:style-name="P74"><text:s/><text:span text:style-name="T9">(c) </text:span>/etc/termcap</text:p>
      <text:p text:style-name="P13">esse arquivo não existe no Fedora 29</text:p>
      <text:p text:style-name="P13"/>
      <text:p text:style-name="P74"><text:s/><text:span text:style-name="T9">(d) </text:span>/etc/rc.local</text:p>
      <text:p text:style-name="P13">esse arquivo não existe no Fedora 29</text:p>
      <text:p text:style-name="P13"/>
      <text:p text:style-name="P72"><text:s/><text:span text:style-name="T9">4. (a) </text:span>Explique o faz a linha de comando abaixo?</text:p>
      <text:p text:style-name="P13"/>
      <text:p text:style-name="P13">du -s /usr/share/doc/HOWTO/en-txt/*.gz | sort -rn | head -1</text:p>
      <text:p text:style-name="P13"/>
      <text:p text:style-name="P15">Retorna o resumo de quantos bytes ocupa cada arquivo com final .gz. Ordena o conjunto bytes ocupados, e nome de arquivo, do que ocupa mais espaço até o que ocupa menos espaço. Pega o que ocupa maior espaço e exibi.</text:p>
      <text:p text:style-name="P15"/>
      <text:p text:style-name="P15"><text:s/><text:span text:style-name="T11">(b) </text:span><text:span text:style-name="T10">Escreva um comando de uma linha, semelhante a esta, que retorna o mesmo resultado, porém ao invés de usar o comando head você deve usar o comando tail.</text:span></text:p>
      <text:p text:style-name="P15"/>
      <text:p text:style-name="P5"><text:span text:style-name="T1">du -s /usr/share/doc/HOWTO/en-txt/*.gz | sort -n | </text:span><text:span text:style-name="T3">tail </text:span><text:span text:style-name="T1">-1</text:span></text:p>
      <text:p text:style-name="P14"/>
      <text:p text:style-name="P15"><text:s/><text:span text:style-name="T13">5. </text:span><text:span text:style-name="T10">Mostre como os nomes com meta-caracteres listados abaixo seriam expandidos.</text:span></text:p>
      <text:p text:style-name="P15"/>
      <text:p text:style-name="P73"><text:s/><text:span text:style-name="T15">(a) </text:span>.*</text:p>
      <text:p text:style-name="P16">Qualquer palavra pois é * (zero ou mais) incidindo em . (qualquer caracter)</text:p>
      <text:p text:style-name="P14"/>
      <text:p text:style-name="P73"><text:s/><text:span text:style-name="T15">(b) </text:span>.??*</text:p>
      <text:p text:style-name="P6"><text:span text:style-name="T1">Qualquer </text:span><text:span text:style-name="T5">caractere</text:span><text:span text:style-name="T1"> pois é ? (zero ou um) incidindo em . (qualquer </text:span><text:span text:style-name="T5">caractere</text:span><text:span text:style-name="T1">) e * (zero ou mais) incidindo em ? (zero ou mais). </text:span><text:span text:style-name="T4">Que no final é o mesmo que “.*”.</text:span></text:p>
      <text:p text:style-name="P14"/>
      <text:p text:style-name="P73"><text:s/><text:span text:style-name="T15">(c) </text:span>*a</text:p>
      <text:p text:style-name="P17"><text:soft-page-break/>Qualquer <text:span text:style-name="T6">caractere</text:span> “a” ; <text:span text:style-name="T37">Foi mencionado na apresentação hoje que estava errado. Mas ao usar o </text:span><text:span text:style-name="T38">grep, </text:span><text:span text:style-name="T37">tanto “*a” quanto “a” dão o mesmo resultado</text:span></text:p>
      <text:p text:style-name="P81"><text:tab/><text:span text:style-name="T39">[gxfs@gxfs ~]$ grep -R /usr/include/ -E -e '*a' | wc -l</text:span></text:p>
      <text:p text:style-name="P82"><text:tab/>241083</text:p>
      <text:p text:style-name="P82"><text:tab/>[gxfs@gxfs ~]$ grep -R /usr/include/ -E -e 'a' | wc -l</text:p>
      <text:p text:style-name="P82"><text:tab/>241083</text:p>
      <text:p text:style-name="P81"/>
      <text:p text:style-name="P73"><text:s/><text:span text:style-name="T15">(d) </text:span>X[a-z][a-z]*[0-9][0-9]*</text:p>
      <text:p text:style-name="P17">Qualquer palavra que comece com “X”; que possua logo em seguida pelo menos alguma letra minúscula; para depois logo em seguida ter, pelo menos, algum <text:span text:style-name="T6">caractere</text:span> <text:span text:style-name="T6">numérico.</text:span></text:p>
      <text:p text:style-name="P14"/>
      <text:p text:style-name="P73"><text:s/><text:span text:style-name="T15">(e) </text:span>X[^a-z]*[!0-9]*</text:p>
      <text:p text:style-name="P17">Qualquer palavra que comece com “X”; que possua logo em seguida <text:span text:style-name="T8">poder ter </text:span>qualquer coisa que não seja letras minúsculas; <text:span text:style-name="T7">para depois poder ter qualquer caractere numérico ou exclamação.</text:span></text:p>
      <text:p text:style-name="P17"/>
      <text:p text:style-name="P73"><text:s/><text:span text:style-name="T15">(f) </text:span>X.*[]]</text:p>
      <text:p text:style-name="P18">Qualquer palavra que comece com “X”; pode possuir qualquer outro caractere no meio; e no final ter um caractere fecha chave.</text:p>
      <text:p text:style-name="P18"/>
      <text:p text:style-name="P18"/>
      <text:p text:style-name="P76"><text:s/><text:span text:style-name="T15">6. </text:span>Mostre como remover os arquivos ou diretórios listados abaixo. Todos os caracteres mostrados fazem parte do nome e não são meta-caracteres. A remoção deve ser somente do arquivo indicado, nenhum além dele.</text:p>
      <text:p text:style-name="P18"/>
      <text:p text:style-name="P76"><text:span text:style-name="T15"><text:s/>(a) </text:span>-a</text:p>
      <text:p text:style-name="P19">Não tem como existir um arquivo ou diretório com esse nome</text:p>
      <text:p text:style-name="P18"/>
      <text:p text:style-name="P76"><text:s/><text:span text:style-name="T15">(b) </text:span>--a</text:p>
      <text:p text:style-name="P19">Não tem como existir um arquivo ou diretório com esse nome</text:p>
      <text:p text:style-name="P19"/>
      <text:p text:style-name="P77"><text:s/><text:span text:style-name="T15">(c) </text:span>#x</text:p>
      <text:p text:style-name="P20">rm -rf “#x”</text:p>
      <text:p text:style-name="P19"/>
      <text:p text:style-name="P76"><text:s/><text:span text:style-name="T15">(d) </text:span>X[x]</text:p>
      <text:p text:style-name="P21">rm -rf “X[x]”</text:p>
      <text:p text:style-name="P21"/>
      <text:p text:style-name="P76"><text:s/><text:span text:style-name="T15">(e) </text:span>~roberto</text:p>
      <text:p text:style-name="P20"><text:soft-page-break/>rm -rf “~roberto”</text:p>
      <text:p text:style-name="P18"/>
      <text:p text:style-name="P76"><text:s/><text:span text:style-name="T15">(f) </text:span>*</text:p>
      <text:p text:style-name="P22">rm -rf \*</text:p>
      <text:p text:style-name="P22"/>
      <text:p text:style-name="P78"><text:s/><text:span text:style-name="T15">7. </text:span>O que fazem os comandos abaixo? Responda SEM EXECUTÁ-LOS.</text:p>
      <text:p text:style-name="P22"/>
      <text:p text:style-name="P78"><text:s/><text:span text:style-name="T15">(a) </text:span>ls -lt --full-time | cut -c44-</text:p>
      <text:p text:style-name="P27">Lista os arquivos do diretório corrente; em um formato de lista grande que tenha várias informaçõe<text:span text:style-name="T16">s</text:span>; ordenado pelos arquivos mais recentemente modificados; <text:span text:style-name="T16">a partir do caractere 44 de cada linha.</text:span></text:p>
      <text:p text:style-name="P22"/>
      <text:p text:style-name="P78"><text:s/><text:span text:style-name="T15">(b) </text:span>ps ax -o "%p %U %a"</text:p>
      <text:p text:style-name="P28">Lista todos os processos atuais e as respectivas informações relativas a eles: PID, Usuário que executou o processo e argumentos associados ao processo.</text:p>
      <text:p text:style-name="P22"/>
      <text:p text:style-name="P78"><text:span text:style-name="T15">(c) </text:span>egrep gnats /etc/passwd | tr ':' '\n'</text:p>
      <text:p text:style-name="P29">Imprime as linhas que casam com o padrão “gnats” procurado no arquivo /etc/passwd; Onde possui “:” é substituido com um “nova linha”( \n).</text:p>
      <text:p text:style-name="P22"/>
      <text:p text:style-name="P23"><text:span text:style-name="T13">(d) </text:span><text:span text:style-name="T10">echo -e "User:\nSenha:\nUID:\nGID:\nNome:\nHome:</text:span><text:span text:style-name="T14">\</text:span><text:span text:style-name="T10">nShell:\n" &gt; XX</text:span></text:p>
      <text:p text:style-name="P31">Cria ou sobrescrever no arquivo de nome “XX” o seguinte texto :</text:p>
      <text:p text:style-name="P31">“</text:p>
      <text:p text:style-name="P31">User:</text:p>
      <text:p text:style-name="P31">Senha:</text:p>
      <text:p text:style-name="P31">UID:</text:p>
      <text:p text:style-name="P31">GID:</text:p>
      <text:p text:style-name="P31">Nome:</text:p>
      <text:p text:style-name="P31">Home:</text:p>
      <text:p text:style-name="P31">Shell</text:p>
      <text:p text:style-name="P31">“</text:p>
      <text:p text:style-name="P22"/>
      <text:p text:style-name="P22"><text:span text:style-name="T13">(e) </text:span><text:span text:style-name="T10">egrep gnats /etc/passwd | tr ':' '\n' | paste XX –</text:span></text:p>
      <text:p text:style-name="P30">Imprime <text:span text:style-name="T17">o conteúdo do arqivo XX casado com o conteúdo de </text:span>casa com o padrão “gnats” procurado no arquivo /etc/passwd.</text:p>
      <text:p text:style-name="P22"/>
      <text:p text:style-name="P78"><text:span text:style-name="T15">(f) </text:span>find /usr/doc -name "??a"</text:p>
      <text:p text:style-name="P32"><text:soft-page-break/>Procura um arquivo no diretório /usr/doc cujo nome pode ter nenhum, 1 ou 2 caracteres antes da letra “a”.</text:p>
      <text:p text:style-name="P32"/>
      <text:p text:style-name="P78"><text:span text:style-name="T15">(g) </text:span>find /usr -iname 'bo*.gz'</text:p>
      <text:p text:style-name="P33">Procura um arquivo no diretório /usr cujo nome começa com “bo” pode ter nenhuma a qualquer sequência de caracteres e termina com “.gz” como extensão.</text:p>
      <text:p text:style-name="P22"/>
      <text:p text:style-name="P78"><text:span text:style-name="T15">(h) </text:span>find /usr -name '?i*O.gz' -exec ls -l {} \;</text:p>
      <text:p text:style-name="P34">Lista <text:span text:style-name="T18">de forma detalhada </text:span>os arquivos dentro do diretório /usr <text:span text:style-name="T18">cujo nome pode possuir ou não algum caractere antes de ter um caractere “i” para depois poder ter vários caracteres ou não para pro fim ter os caracteres “O.gz” no final do nome do arquivo.</text:span> </text:p>
      <text:p text:style-name="P22"/>
      <text:p text:style-name="P79">8. Descreva o resultado dos comandos abaixo, SEM EXECUTÁ-LOS.</text:p>
      <text:p text:style-name="P24"/>
      <text:p text:style-name="P79"><text:s/>(a) ls -l &gt; cat</text:p>
      <text:p text:style-name="P35">Cria ou sobrescreve no arquivo “cat” criado no diretório corrente com a listagem de forma detalhada os arquivos e subdiretórios do diretório corrente.</text:p>
      <text:p text:style-name="P24"/>
      <text:p text:style-name="P79"><text:s/>(b) ls -l &gt;&gt; cat</text:p>
      <text:p text:style-name="P35">Cria ou anexa no final do arquivo “cat” criado no diretório corrente com a listagem de forma detalhada os arquivos e subdiretórios do diretório corrente.</text:p>
      <text:p text:style-name="P24"/>
      <text:p text:style-name="P79">(c) ls -l | cat</text:p>
      <text:p text:style-name="P35">Lista e exibe de forma detalhada os arquivos e subdiretórios do diretório corrente.</text:p>
      <text:p text:style-name="P35"/>
      <text:p text:style-name="P79">(d) ls -l 2&gt; cat</text:p>
      <text:p text:style-name="P35">Exibe apenas os erros de uma tentativa de listagem de forma detalhada dos arquivos e subdiretórios do diretório corrente.</text:p>
      <text:p text:style-name="P24"/>
      <text:p text:style-name="P79">(e) ls -l &gt; cat 2&gt;&amp;1</text:p>
      <text:p text:style-name="P38">Exibe a listagem de forma detalhada dos arquivos e subdiretórios do diretório corrente e redireciona <text:span text:style-name="T40">a saída padrão e a saída de erro para o arquivo de nome “cat”.</text:span> </text:p>
      <text:p text:style-name="P24"/>
      <text:p text:style-name="P79"><text:soft-page-break/>9. Um determinado diretório contém cinco arquivos chamados lista1, lista2, etc. Cada arquivo possui uma lista com nomes de pessoas que vão se inscrever em um curso. Quais os comandos necessários para combinar todos os arquivos, ordenar alfabeticamente todos os nomes e gravar a lista ordenada em um arquivo chamado lista_alfabetica?</text:p>
      <text:p text:style-name="P36">$ cat lista* | sort &gt; lista_alfabetica</text:p>
      <text:p text:style-name="P24"/>
      <text:p text:style-name="P79">10. Suponha que você tem um diretório chamado ~/bin, dentro do seu diretório pessoal, que contém vários pequenos aplicativos. O que você deve fazer para que os arquivos deste diretório possam ser executados sem que seja necessário especificar nem seu caminho absoluto e nem o caminho relativo?</text:p>
      <text:p text:style-name="P37">Modificar a variável de ambiente $PATH anexando “:~/bin” na mesma. O ideal é editar o arquivo ~/.bashrc para a modifcação na variável $PAT<text:span text:style-name="T19">H</text:span> seja persistente.</text:p>
      <text:p text:style-name="P24"/>
      <text:p text:style-name="P79">11. Escreva a linha de comando que retorna a informação desejada:</text:p>
      <text:p text:style-name="P26"/>
      <text:p text:style-name="P79">(a) O login da conta que você está utilizando.</text:p>
      <text:p text:style-name="P39">$ whoami</text:p>
      <text:p text:style-name="P39"/>
      <text:p text:style-name="P79">(b) Os grupos aos quais seu usuário pertence.</text:p>
      <text:p text:style-name="P39">$ groups</text:p>
      <text:p text:style-name="P39"/>
      <text:p text:style-name="P79">(c) A servidora de processamento que você está utilizando momento.</text:p>
      <text:p text:style-name="P39">$ <text:span text:style-name="T21">echo $SHELL</text:span></text:p>
      <text:p text:style-name="P24"/>
      <text:p text:style-name="P79">(d) O caminho absoluto do seu diretório de login.</text:p>
      <text:p text:style-name="P39">$ <text:span text:style-name="T20">echo $HOME</text:span></text:p>
      <text:p text:style-name="P24"/>
      <text:p text:style-name="P79">12. Suponha que o usuário filaucio encontra no diretório "/usr/src/linux" e gostaria de ir para o diretório "/home/espinf/filaucio". Quais das linhas de comando abaixo ele pode utilizar?</text:p>
      <text:p text:style-name="P24"/>
      <text:p text:style-name="P79">(a) cd ../home/espinf/filaucio</text:p>
      <text:p text:style-name="P42">Não pode pois iria para /usr/src/home/espinf/filaucio.</text:p>
      <text:p text:style-name="P42"><text:soft-page-break/></text:p>
      <text:p text:style-name="P79">(b) cd $HOME</text:p>
      <text:p text:style-name="P42">Pode utilizar.</text:p>
      <text:p text:style-name="P42"/>
      <text:p text:style-name="P79">(c) cd ../../../home/espinf/filaucio</text:p>
      <text:p text:style-name="P42">Pode utilizar.</text:p>
      <text:p text:style-name="P24"/>
      <text:p text:style-name="P79">(d) cd /home/prof; cd ../espinf/filaucio</text:p>
      <text:p text:style-name="P42">Pode utilizar.</text:p>
      <text:p text:style-name="P24"/>
      <text:p text:style-name="P79">(e) cd ./././home/espinf/filaucio</text:p>
      <text:p text:style-name="P42">Não pode pois iria para /usr/src/linux/home/espinf/filaucio.</text:p>
      <text:p text:style-name="P24"/>
      <text:p text:style-name="P79">13. Descreve com exatidão e sem rodeios o que fazem as linhas de comando abaixo:</text:p>
      <text:p text:style-name="P24"/>
      <text:p text:style-name="P79">(a) finger armando | grep -i login</text:p>
      <text:p text:style-name="P43">Mostra <text:span text:style-name="T24">informações do usuário </text:span>armando <text:span text:style-name="T24">e filtra para mostrar apenas o nome de login</text:span>.</text:p>
      <text:p text:style-name="P24"/>
      <text:p text:style-name="P79">(b) tar czvf docs-backup.tar.gz docs/</text:p>
      <text:p text:style-name="P44">Descomprime o arquivo docs-backup.tar.gz do tipo gzip no diretório docs/ </text:p>
      <text:p text:style-name="P24"/>
      <text:p text:style-name="P79">(c) find ~ -type d -exec chmod go-rwx {} \;</text:p>
      <text:p text:style-name="P45">Retira as permissões de leitura, escrita e execução dos outros usuários do grupo e dos outros usuários em geral, dos subdiretórios no diretório de login, ou diretório “home”, do usuário que executa tal comando.</text:p>
      <text:p text:style-name="P45"/>
      <text:p text:style-name="P79">(d) cat fones.txt &gt; sort</text:p>
      <text:p text:style-name="P47">Cria o arquivo com nome “sort” no diretório corrente e escreve nele o que foi exibido a partir de “fones.txt”.</text:p>
      <text:p text:style-name="P24"/>
      <text:p text:style-name="P79">(e) cat fones.txt | sort</text:p>
      <text:p text:style-name="P48">Exibe o arquivo “fones.txt” <text:span text:style-name="T25">trivialmente </text:span>ordenado.</text:p>
      <text:p text:style-name="P24"/>
      <text:p text:style-name="P79">(f) find ~/docs -type f -exec chmod go-rwx {} \;</text:p>
      <text:p text:style-name="P46">Retira as permissões de leitura, escrita e execução dos outros usuários do grupo e dos outros usuários em geral, dos <text:span text:style-name="T26">arquivos regulares </text:span>no <text:span text:style-name="T26">diretório ~/docs</text:span>, do usuário que executa tal comando.</text:p>
      <text:p text:style-name="P24"><text:soft-page-break/></text:p>
      <text:p text:style-name="P79">14. Quais dos comandos listados abaixo podem ser utilizados para estabelecer as seguintes permissões para o arquivo "script1": execução para todos; leitura apenas para o grupo e para o proprietário e escrita apenas para o proprietário.</text:p>
      <text:p text:style-name="P24"/>
      <text:p text:style-name="P79">(a) chmod a=,o+x,g+wx,u+rwx script1</text:p>
      <text:p text:style-name="P49">Não. Pois não estabelece leitura para o grupo <text:span text:style-name="T27">e estabelece escrita para o grupo.</text:span></text:p>
      <text:p text:style-name="P49"/>
      <text:p text:style-name="P79">(b) chmod 723 script1</text:p>
      <text:p text:style-name="P49">Não. Pois dá permissão de escrita para todos; leitura apenas para o proprietário e execução para o grupo e para o proprietário.</text:p>
      <text:p text:style-name="P49"/>
      <text:p text:style-name="P79">(c) chmod a-rwx,ou-r,u+w script1</text:p>
      <text:p text:style-name="P50">Não. Pois ele tira a execução de todos <text:span text:style-name="T28">e outras coisas.</text:span></text:p>
      <text:p text:style-name="P24"/>
      <text:p text:style-name="P79">(d) chmod 731 script1</text:p>
      <text:p text:style-name="P51">Não. Pois dá escrita para o grupo e para o proprietário, sendo que a escrita é exclusiva do proprietário.</text:p>
      <text:p text:style-name="P51"/>
      <text:p text:style-name="P79">(e) chmod a=rwx,o-rw,g-r script1</text:p>
      <text:p text:style-name="P52">Não. Pois o grupo deve ter permissão de leitura ao invés de ter permissão de escrita.</text:p>
      <text:p text:style-name="P24"/>
      <text:p text:style-name="P79">(f) chmod a-rwx,a+x,gu+r,u+w scri<text:span text:style-name="T23">pt</text:span>1</text:p>
      <text:p text:style-name="P55">Esse.</text:p>
      <text:p text:style-name="P24"/>
      <text:p text:style-name="P79">(g) chmod 753 script1</text:p>
      <text:p text:style-name="P53">Não. Pois ele permite escrita para outros usuários.</text:p>
      <text:p text:style-name="P24"/>
      <text:p text:style-name="P79">(h) chmod a=,o+x,g+rx,u+rwx scri<text:span text:style-name="T23">pt</text:span>1</text:p>
      <text:p text:style-name="P56">Esse.</text:p>
      <text:p text:style-name="P24"/>
      <text:p text:style-name="P79">(i) chmod a=rwx,o-rw,g-w script1</text:p>
      <text:p text:style-name="P57">Esse.</text:p>
      <text:p text:style-name="P24"/>
      <text:p text:style-name="P79">(j) chmod 751 script1</text:p>
      <text:p text:style-name="P54">Esse.</text:p>
      <text:p text:style-name="P24"/>
      <text:p text:style-name="P79">15. Explique o comportamento dos seguintes comandos:</text:p>
      <text:p text:style-name="P24"><text:soft-page-break/></text:p>
      <text:p text:style-name="P79">(a) cd /a/b/c ; rm -rf a* ; touch a</text:p>
      <text:p text:style-name="P24"/>
      <text:p text:style-name="P79">(b) (cd /a/b/c ; rm -rf a* ; touch a)</text:p>
      <text:p text:style-name="P24"/>
      <text:p text:style-name="P79">(c) cd /a/b/c &amp;&amp; rm a* &amp;&amp; touch a</text:p>
      <text:p text:style-name="P58">Os três comandos acima possuem o mesmo comportamento, ir até o diretório /a/b/c, remove todos os arquivos regulares que começam com a letra “a”, cria um arquivo regular com nome “a”.</text:p>
      <text:p text:style-name="P58"/>
      <text:p text:style-name="P79">(d) rm /a/b/c/a* || mkdir -p /a/b/c &amp;&amp; touch /a/b/c/a</text:p>
      <text:p text:style-name="P60">Tenta remover todos os arquivos que começam com a letra “a” <text:span text:style-name="T29">n</text:span>o diretório /a/b/c <text:span text:style-name="T30">se não conseguir cria o diretório /a/b/c e logo após cria o arquivo regular com nome “a”.</text:span></text:p>
      <text:p text:style-name="P59"/>
      <text:p text:style-name="P79">(e) rm /a/b/c/a* &amp; mkdir -p /a/b/c/d ; touch /a/b/c/d/a</text:p>
      <text:p text:style-name="P61">Tenta remover todos os arquivos que começam com a letra “a” do diretório /a/b/c como processo em background; logo em seguida cria o diretório /a/b/c/d <text:span text:style-name="T31">para depois criar o arquivo com nome “a” nesse respectivo diretório.</text:span></text:p>
      <text:p text:style-name="P24"/>
      <text:p text:style-name="P79">16. Para cada tarefa abaixo, escreva uma linha de comando que a execute:</text:p>
      <text:p text:style-name="P24"/>
      <text:p text:style-name="P79">(a) Cria uma cópia chamada "./docs2" do diretório "./docs",juntamente com todo o seu conteúdo (seus arquivos e sub-diretórios).</text:p>
      <text:p text:style-name="P62">$ cp docs docs2 -a</text:p>
      <text:p text:style-name="P24"/>
      <text:p text:style-name="P79">(b) Muda o nome do arquivo "./arq1.txt" para "./arquivo1.txt".</text:p>
      <text:p text:style-name="P62">$ mv arq1.txt arquivo1.txt</text:p>
      <text:p text:style-name="P24"/>
      <text:p text:style-name="P79">(c) Remove o diretório "./docs", o qual contém alguns arquivos e sub-diretórios.</text:p>
      <text:p text:style-name="P62">$ rm -rf docs</text:p>
      <text:p text:style-name="P24"/>
      <text:p text:style-name="P79">(d) Estabelece como permissões padrão, para os novos diretórios a serem criados, os atributos "rwx- -x- -x" .</text:p>
      <text:p text:style-name="P65">$ umask 066</text:p>
      <text:p text:style-name="P24"/>
      <text:p text:style-name="P79">(e) Mostra todos os processos do usuário "filaucio".</text:p>
      <text:p text:style-name="P64"><text:soft-page-break/>$ ps -U filaucio</text:p>
      <text:p text:style-name="P26"/>
      <text:p text:style-name="P79">(f) Move todos os arquivos (inclusive diretórios) em "./docs2" para o</text:p>
      <text:p text:style-name="P79">diretório "./docs".</text:p>
      <text:p text:style-name="P66">$ mv -f docs2 docs</text:p>
      <text:p text:style-name="P66"/>
      <text:p text:style-name="P79">(g) Estabelece como permissões padrão, para os novos diretórios a serem criados, os atributos "rwxr-x- - -.</text:p>
      <text:p text:style-name="P63"><text:span text:style-name="T32">umask</text:span> <text:span text:style-name="T32">027</text:span></text:p>
      <text:p text:style-name="P79">17. Explique sucintamente o que são os argumentos abaixo, quando usados numa função bash.</text:p>
      <text:p text:style-name="P24"/>
      <text:p text:style-name="P79">(a) $0</text:p>
      <text:p text:style-name="P40">Nome do <text:span text:style-name="T22">script </text:span>em execução.</text:p>
      <text:p text:style-name="P24"/>
      <text:p text:style-name="P79">(b) $?</text:p>
      <text:p text:style-name="P41">O estado de saída do último comando executado, se for 0 então executou com sucesso.</text:p>
      <text:p text:style-name="P24"/>
      <text:p text:style-name="P79">(c) $#</text:p>
      <text:p text:style-name="P40">Quantidade de parâmetros passado para o script.</text:p>
      <text:p text:style-name="P24"/>
      <text:p text:style-name="P24">(<text:span text:style-name="T10">d) $4</text:span></text:p>
      <text:p text:style-name="P40">O quarto parâmetro dentre os passados para o script.</text:p>
      <text:p text:style-name="P79">(e) $@</text:p>
      <text:p text:style-name="P40">Lista dos parâmetros passados para o script sem o separador.</text:p>
      <text:p text:style-name="P40"/>
      <text:p text:style-name="P79">18. Qual o resultado dos comandos abaixo? "ESP" e "TAB" são os caracteres para espaço e tabulação, respectivamente.</text:p>
      <text:p text:style-name="P24"/>
      <text:p text:style-name="P79">(a) cat X | sed -e ‘s/ESP*TAB*/ <text:s/>/g’</text:p>
      <text:p text:style-name="P69">Substitui qualquer quantidade de espaços ou tabs, inclusive 0, por apenas um espaço. Assim ele coloca espaço entre outros caracteres <text:span text:style-name="T33">que é o </text:span>caso de não ter espaços.</text:p>
      <text:p text:style-name="P25"/>
      <text:p text:style-name="P79">(b) cat X | sed -e ‘/^#/s /ESP*TAB*/ /g’</text:p>
      <text:p text:style-name="P70">Substitui qualquer quantidade de espaços ou tabs, inclusive 0, por apenas um espaço <text:span text:style-name="T34">apenas nas linhas que começam com o caractere “#”.</text:span></text:p>
      <text:p text:style-name="P70"/>
      <text:p text:style-name="P79"><text:soft-page-break/>(c) cat X | sed -e ‘/^#/d’</text:p>
      <text:p text:style-name="P67">Remove todas as linhas que possuem “#” no começo.</text:p>
      <text:p text:style-name="P24"/>
      <text:p text:style-name="P79">(d) cat X | sed -e ‘/^#/d’ -e ‘s/Mercado/Marcado/g’</text:p>
      <text:p text:style-name="P68">Remove todas as linhas que possuem “#” no começo <text:span text:style-name="T35">e substitui onde tem a palavra “Mercado” pela palavra “Marcado”.</text:span></text:p>
      <text:p text:style-name="P24"><text:line-break/><text:span text:style-name="T10">(e) cat X | sed -e ‘/ &lt;FONT/,/FONT&gt;/s/Mercado/Marcado/g’</text:span></text:p>
      <text:p text:style-name="P71">Substitui onde tem a palavra “Mercado” pela palavra “Marcado” se estiver entre “&lt;FONT” e “FONT&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9T22:27:12.633027490</meta:creation-date>
    <dc:date>2019-11-04T21:39:15.823696915</dc:date>
    <meta:editing-duration>PT6H41M28S</meta:editing-duration>
    <meta:editing-cycles>91</meta:editing-cycles>
    <meta:generator>LibreOffice/6.1.6.3$Linux_X86_64 LibreOffice_project/10$Build-3</meta:generator>
    <meta:document-statistic meta:table-count="0" meta:image-count="0" meta:object-count="0" meta:page-count="11" meta:paragraph-count="200" meta:word-count="2179" meta:character-count="12832" meta:non-whitespace-character-count="10815"/>
  </office:meta>
</office:document-meta>
</file>